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&lt;program&gt;<text:s text:c="3"/>-&gt;<text:s text:c="2"/>&lt;decList&gt; &lt;function&gt;&lt;body&gt; .</text:span></text:p>
      <text:p text:style-name="P1"><text:span text:style-name="T2">&lt;decList&gt;<text:s text:c="3"/>-&gt;<text:s text:c="2"/>var id : typ ; &lt;decList&gt;</text:span></text:p>
      <text:p text:style-name="P1"><text:span text:style-name="T2">&lt;decList&gt; -&gt; eps</text:span></text:p>
      <text:p text:style-name="P1"><text:span text:style-name="T2">&lt;function&gt; -&gt;<text:s text:c="2"/>id (&lt;param&gt; ) : typ ; &lt;forward&gt; &lt;decList&gt; &lt;body&gt; ; &lt;function&gt;</text:span></text:p>
      <text:p text:style-name="P1"><text:span text:style-name="T2">&lt;function&gt; -&gt; eps</text:span></text:p>
      <text:p text:style-name="P1"><text:span text:style-name="T2">&lt;param&gt;<text:s text:c="2"/>-&gt; id : typ &lt;nextParam&gt;</text:span></text:p>
      <text:p text:style-name="P1"><text:span text:style-name="T2">&lt;nextParam&gt; -&gt;<text:s text:c="2"/>; id : typ &lt;nextParam&gt;</text:span></text:p>
      <text:p text:style-name="P1"><text:span text:style-name="T2">&lt;body&gt; -&gt;<text:s text:c="2"/>begin &lt;statements&gt; end</text:span></text:p>
      <text:p text:style-name="P1"><text:span text:style-name="T2">&lt;statements&gt; -&gt; &lt;state&gt; ; &lt;statements&gt;</text:span></text:p>
      <text:p text:style-name="P1"><text:span text:style-name="T2">&lt;statements&gt; -&gt; &lt;state&gt;</text:span></text:p>
      <text:p text:style-name="P1"><text:span text:style-name="T2">&lt;state&gt; -&gt;<text:s text:c="2"/>id := &lt;expression&gt;</text:span></text:p>
      <text:p text:style-name="P1"><text:span text:style-name="T2">&lt;state&gt; -&gt; id := id (&lt;term&gt;) </text:span></text:p>
      <text:p text:style-name="P1"><text:span text:style-name="T2">&lt;state&gt; -&gt;<text:s/></text:span><text:span text:style-name="T3">if &lt;expression&gt; then&lt;body&gt; ; else &lt;body&gt; ;</text:span><text:span text:style-name="T4"/></text:p>
      <text:p text:style-name="P1"><text:span text:style-name="T4">&lt;state&gt; -&gt;<text:s/></text:span><text:span text:style-name="T5">while &lt;expression&gt; do &lt;body&gt; ;</text:span><text:span text:style-name="T6"/></text:p>
      <text:p text:style-name="P1"><text:span text:style-name="T6">&lt;state&gt; -&gt; readln (&lt;type&gt;)</text:span></text:p>
      <text:p text:style-name="P1"><text:span text:style-name="T6">&lt;type&gt; -&gt; string </text:span></text:p>
      <text:p text:style-name="P1"><text:span text:style-name="T6">&lt;type&gt; -&gt; integerOrfloat</text:span></text:p>
      <text:p text:style-name="P1"><text:span text:style-name="T6">&lt;state&gt; -&gt;<text:s text:c="2"/>write (&lt;term&gt;</text:span></text:p>
      <text:p text:style-name="P1"><text:span text:style-name="T6">&lt;term&gt; -&gt; &lt;exp&gt; &lt;termNext&gt;</text:span></text:p>
      <text:p text:style-name="P1"><text:span text:style-name="T6">&lt;termNext&gt; -&gt; , termNext</text:span></text:p>
      <text:p text:style-name="P1"><text:span text:style-name="T6">&lt;termNext&gt; -&gt; )</text:span></text:p>
      <text:p text:style-name="P1"><text:span text:style-name="T6"/></text:p>
      <text:p text:style-name="P1"><text:span text:style-name="T6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